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de1b" officeooo:paragraph-rsid="0013de1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de1b" officeooo:paragraph-rsid="0013de1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4dbb" officeooo:paragraph-rsid="00154db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de1b" officeooo:paragraph-rsid="0013de1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4dbb" officeooo:paragraph-rsid="00154dbb" style:font-weight-asian="normal" style:font-weight-complex="normal"/>
    </style:style>
    <style:style style:name="T1" style:family="text">
      <style:text-properties officeooo:rsid="00154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 DE RICHARDSON</text:p>
      <text:p text:style-name="P1"/>
      <text:p text:style-name="P2">PROGRAMA PRINCIPAL</text:p>
      <text:p text:style-name="P4">El objetivo de este programa será el de aproximar la derivada de una función utilizando el método de Richardson.</text:p>
      <text:p text:style-name="P4"/>
      <text:p text:style-name="P4">Será necesario declarar las siguientes variables:</text:p>
      <text:p text:style-name="P4">REAL::phi <text:s text:c="45"/>: Método de Diferencias Divididas Centradas.</text:p>
      <text:p text:style-name="P4">REAL::f <text:s text:c="49"/>: Función a la cual aproximaremos su derivada.</text:p>
      <text:p text:style-name="P4">REAL::x <text:s text:c="49"/>: Argumento de la función.</text:p>
      <text:p text:style-name="P4">REAL::h <text:s text:c="49"/>: Ancho de paso.</text:p>
      <text:p text:style-name="P4">REAL::punto <text:s text:c="42"/>: Punto donde aproximaremos la derivada.</text:p>
      <text:p text:style-name="P4">INTEGER::n,m <text:s text:c="39"/>: Contadores.</text:p>
      <text:p text:style-name="P4">REAL,DIMENSION(0:10,0:10)::D <text:s/>: Matriz 10x10 en la cual almacenaremos nuestras aproximaciones.</text:p>
      <text:p text:style-name="P4"/>
      <text:p text:style-name="P2">ALGORITMO</text:p>
      <text:p text:style-name="P4">1. Establecemos nuestro ancho de paso y el punto en donde evaluaremos la derivada.</text:p>
      <text:p text:style-name="P4">2. Establecemos un DO anidado, siendo el primero de n=0 hasta 10 y el segundo de m=1 hasta 10, en donde realizaremos el método de Richardson; en el primer DO, evaluamos nuestra función phi para conocer nuestra aproximación mediante DDC y lo almacenamos en D(n,0); <text:span text:style-name="T1">en la segunda parte, introducimos el método de Richardson de la siguiente manera:</text:span></text:p>
      <text:p text:style-name="P5">D(n,m) = (4**m)/(4**m-1)*D(n,m-1) – 1/(4**m-1)*D(n-1,m-1)</text:p>
      <text:p text:style-name="P5">3. Como lo establece el método, buscamos los valores de la diagonal de la matriz; por lo tanto, al final imprimimos el componente D(10,10), que será nuestra aproximación más exacta de todas.</text:p>
      <text:p text:style-name="P5"/>
      <text:p text:style-name="P3">FIN DEL PROGRAMA PRINCIPAL</text:p>
      <text:p text:style-name="P5"/>
      <text:p text:style-name="P3">FUNCIÓN 1</text:p>
      <text:p text:style-name="P5">El objetivo de este segmento de código será el de establecer la función a la cual aproximaremos la derivada.</text:p>
      <text:p text:style-name="P5"/>
      <text:p text:style-name="P5">Será necesario declarar las siguientes variables:</text:p>
      <text:p text:style-name="P5">REAL,INTENT(IN)::x <text:s text:c="16"/>: Argumento de la función.</text:p>
      <text:p text:style-name="P5">REAL::f <text:s text:c="39"/>: Función a evaluar.</text:p>
      <text:p text:style-name="P5"/>
      <text:p text:style-name="P5">En este caso particular, nuestra función a evaluar será la siguiente:</text:p>
      <text:p text:style-name="P5"/>
      <text:p text:style-name="P5">f = (2*x**2) – (4*x) – 6</text:p>
      <text:p text:style-name="P5"/>
      <text:p text:style-name="P3">FIN DE LA FUNCIÓN</text:p>
      <text:p text:style-name="P3"/>
      <text:p text:style-name="P3">FUNCIÓN 2</text:p>
      <text:p text:style-name="P5">El objetivo de este segmento de código será el de establecer el método de DDC.</text:p>
      <text:p text:style-name="P5"/>
      <text:p text:style-name="P5">Será necesario declarar las siguientes variables:</text:p>
      <text:p text:style-name="P5">REAL,INTENT(IN)::h,x <text:s text:c="12"/>: Argumentos de la función.</text:p>
      <text:p text:style-name="P5">REAL::f <text:s text:c="38"/>: Función 1 que utilizaremos para el método de DDC.</text:p>
      <text:p text:style-name="P5">REAL::phi <text:s text:c="34"/>: Función del método de DDC</text:p>
      <text:p text:style-name="P5">Construimos nuestro método de DDC de la siguiente manera:</text:p>
      <text:p text:style-name="P5">phi = (f(x+h) – f(x-h))/(2*h)</text:p>
      <text:p text:style-name="P5"/>
      <text:p text:style-name="P3">FIN DE LA FUN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9:16:05.776911392</meta:creation-date>
    <dc:date>2018-10-29T19:38:43.924027044</dc:date>
    <meta:editing-duration>PT1M3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312" meta:character-count="2390" meta:non-whitespace-character-count="1695"/>
  </office:meta>
</office:document-meta>
</file>